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Thumbnails/thumbnail.png" manifest:media-type="image/png"/>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meta.xml" manifest:media-type="text/xml"/>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ole-draw-aspect="1" style:protect="size"/>
    </style:style>
    <style:style style:name="gr3" style:family="graphic" style:parent-style-name="standard">
      <style:graphic-properties draw:fill-color="#bbe33d" draw:textarea-horizontal-align="justify" draw:textarea-vertical-align="middle" draw:auto-grow-height="false" fo:min-height="1.75cm" fo:min-width="6cm" style:writing-mode="lr-tb"/>
      <style:paragraph-properties style:writing-mode="lr-tb"/>
    </style:style>
    <style:style style:name="gr4" style:family="graphic" style:parent-style-name="objectwithoutfill">
      <style:graphic-properties svg:stroke-width="0.035cm" draw:marker-start-width="0.252cm" draw:marker-end="線の終点_20_3" draw:marker-end-width="0.352cm" draw:fill="none" draw:textarea-vertical-align="middle" fo:padding-top="0.142cm" fo:padding-bottom="0.142cm" fo:padding-left="0.267cm" fo:padding-right="0.267cm"/>
    </style:style>
    <style:style style:name="gr5" style:family="graphic" style:parent-style-name="standard">
      <style:graphic-properties svg:stroke-width="0.035cm" draw:marker-start-width="0.252cm" draw:marker-end-width="0.252cm" draw:textarea-vertical-align="middle" fo:padding-top="0.142cm" fo:padding-bottom="0.142cm" fo:padding-left="0.267cm" fo:padding-right="0.267cm"/>
    </style:style>
    <style:style style:name="gr6" style:family="graphic" style:parent-style-name="objectwithoutfill">
      <style:graphic-properties svg:stroke-width="0.035cm" draw:marker-start-width="0.252cm" draw:marker-end="線の終点_20_5"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draw:marker-start-width="0.252cm" draw:marker-end="線の終点_20_7" draw:marker-end-width="0.352cm" draw:fill="none" draw:textarea-vertical-align="middle" fo:padding-top="0.142cm" fo:padding-bottom="0.142cm" fo:padding-left="0.267cm" fo:padding-right="0.267cm"/>
    </style:style>
    <style:style style:name="gr8" style:family="graphic" style:parent-style-name="塗りつぶしなし線なしオブジェクト">
      <style:graphic-properties draw:textarea-horizontal-align="center" draw:textarea-vertical-align="middle" draw:ole-draw-aspect="1"/>
    </style:style>
    <style:style style:name="gr9" style:family="graphic" style:parent-style-name="standard">
      <style:graphic-properties draw:stroke="none" svg:stroke-color="#000000" draw:fill="none" draw:fill-color="#ffffff" draw:textarea-horizontal-align="left" draw:auto-grow-height="true" draw:auto-grow-width="true" fo:min-height="0.92cm" fo:min-width="6.7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839cm" fo:min-width="6.703cm"/>
      <style:paragraph-properties style:writing-mode="lr-tb"/>
    </style:style>
    <style:style style:name="pr1" style:family="presentation" style:parent-style-name="標準-title">
      <style:graphic-properties draw:auto-grow-height="true" fo:min-height="2.629cm"/>
      <style:paragraph-properties style:writing-mode="lr-tb"/>
    </style:style>
    <style:style style:name="pr2" style:family="presentation" style:parent-style-name="標準-subtitle">
      <style:graphic-properties draw:fill-color="#ffffff" draw:auto-grow-height="true" fo:min-height="4.819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draw:auto-grow-height="true" fo:min-height="13.364cm"/>
      <style:paragraph-properties style:writing-mode="lr-tb"/>
    </style:style>
    <style:style style:name="pr6" style:family="presentation" style:parent-style-name="標準-notes">
      <style:graphic-properties draw:fill-color="#ffffff" draw:auto-grow-height="true" fo:min-height="18.433cm"/>
      <style:paragraph-properties style:writing-mode="lr-tb"/>
    </style:style>
    <style:style style:name="co1" style:family="table-column">
      <style:table-column-properties style:column-width="4.598cm" style:use-optimal-column-width="false"/>
    </style:style>
    <style:style style:name="co2" style:family="table-column">
      <style:table-column-properties style:column-width="4.597cm" style:use-optimal-column-width="false"/>
    </style:style>
    <style:style style:name="co3" style:family="table-column">
      <style:table-column-properties style:column-width="4.608cm" style:use-optimal-column-width="false"/>
    </style:style>
    <style:style style:name="co4" style:family="table-column">
      <style:table-column-properties style:column-width="4.452cm" style:use-optimal-column-width="false"/>
    </style:style>
    <style:style style:name="co5" style:family="table-column">
      <style:table-column-properties style:column-width="4.451cm" style:use-optimal-column-width="false"/>
    </style:style>
    <style:style style:name="co6" style:family="table-column">
      <style:table-column-properties style:column-width="4.46cm" style:use-optimal-column-width="false"/>
    </style:style>
    <style:style style:name="ro1" style:family="table-row">
      <style:table-row-properties style:row-height="-3.197cm" style:use-optimal-row-height="false"/>
    </style:style>
    <style:style style:name="ro2" style:family="table-row">
      <style:table-row-properties style:row-height="0.762cm" style:use-optimal-row-height="false"/>
    </style:style>
    <style:style style:name="ro3" style:family="table-row">
      <style:table-row-properties style:row-height="0.282cm" style:use-optimal-row-height="false"/>
    </style:style>
    <style:style style:name="ro4" style:family="table-row">
      <style:table-row-properties style:row-height="1.12cm" style:use-optimal-row-height="false"/>
    </style:style>
    <style:style style:name="P1" style:family="paragraph">
      <style:text-properties fo:font-size="36pt" style:font-size-asian="36pt" style:font-size-complex="36pt"/>
    </style:style>
    <style:style style:name="P2" style:family="paragraph">
      <loext:graphic-properties draw:fill-color="#ffffff"/>
      <style:text-properties fo:font-size="22pt" style:font-size-asian="22pt" style:font-size-complex="22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loext:graphic-properties draw:fill-color="#ffffff"/>
      <style:text-properties style:font-size-asian="20pt"/>
    </style:style>
    <style:style style:name="P8" style:family="paragraph">
      <style:paragraph-properties fo:text-align="center"/>
      <style:text-properties fo:font-size="18pt"/>
    </style:style>
    <style:style style:name="P9" style:family="paragraph">
      <loext:graphic-properties draw:fill-color="#bbe33d"/>
      <style:paragraph-properties fo:text-align="center" style:writing-mode="lr-tb"/>
      <style:text-properties fo:font-size="18pt"/>
    </style:style>
    <style:style style:name="P10" style:family="paragraph">
      <loext:graphic-properties draw:fill="none"/>
      <style:paragraph-properties fo:text-align="center"/>
    </style:style>
    <style:style style:name="P11" style:family="paragraph">
      <style:paragraph-properties fo:text-align="center"/>
      <style:text-properties style:font-size-asian="18pt"/>
    </style:style>
    <style:style style:name="P12" style:family="paragraph">
      <loext:graphic-properties draw:fill-color="#bbe33d"/>
      <style:paragraph-properties fo:text-align="center" style:writing-mode="lr-tb"/>
      <style:text-properties style:font-size-asian="18pt"/>
    </style:style>
    <style:style style:name="P13" style:family="paragraph">
      <style:paragraph-properties fo:margin-top="0.4cm" fo:margin-bottom="0cm"/>
    </style:style>
    <style:style style:name="P14" style:family="paragraph">
      <style:paragraph-properties fo:text-align="end"/>
    </style:style>
    <style:style style:name="P15" style:family="paragraph">
      <loext:graphic-properties draw:fill="none" draw:fill-color="#ffffff"/>
    </style:style>
    <style:style style:name="P16" style:family="paragraph">
      <style:paragraph-properties fo:margin-top="0.5cm" fo:margin-bottom="0cm"/>
    </style:style>
    <style:style style:name="P17"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color="#c9211e" loext:opacity="100%" fo:font-size="24pt" style:font-size-asian="24pt" style:font-size-complex="24pt"/>
    </style:style>
    <style:style style:name="T6" style:family="text">
      <style:text-properties style:font-size-asian="20pt"/>
    </style:style>
    <style:style style:name="T7" style:family="text">
      <style:text-properties fo:font-size="18pt"/>
    </style:style>
    <style:style style:name="T8" style:family="text">
      <style:text-properties style:font-size-asian="18pt"/>
    </style:style>
    <style:style style:name="T9" style:family="text">
      <style:text-properties fo:color="#c9211e" loext:opacity="100%" fo:font-size="24pt" fo:background-color="transparent" style:font-size-asian="24pt" style:font-size-complex="24pt"/>
    </style:style>
    <style:style style:name="T10" style:family="text">
      <style:text-properties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2.629cm" svg:x="1.301cm" svg:y="5.371cm" presentation:class="title" presentation:user-transformed="true">
          <draw:text-box>
            <text:p><text:span text:style-name="T1">安全素数に関する研究</text:span></text:p>
          </draw:text-box>
        </draw:frame>
        <draw:frame presentation:style-name="pr2" draw:text-style-name="P2" draw:layer="layout" svg:width="25.199cm" svg:height="4.819cm" svg:x="1.4cm" svg:y="10cm" presentation:class="subtitle" presentation:user-transformed="true">
          <draw:text-box>
            <text:p><text:span text:style-name="T2">大阪電気通信大学　総合情報学部　情報学科</text:span></text:p>
            <text:p><text:span text:style-name="T2">ディジタル情報通信研究室</text:span></text:p>
            <text:p><text:span text:style-name="T2">HT21A021</text:span><text:span text:style-name="T2">　岡本 悠吾</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研究背景</text:p>
          </draw:text-box>
        </draw:frame>
        <draw:frame presentation:style-name="pr4" draw:layer="layout" svg:width="25.199cm" svg:height="9.134cm" svg:x="1.4cm" svg:y="5cm" presentation:class="outline" presentation:user-transformed="true">
          <draw:text-box>
            <text:list text:style-name="L2">
              <text:list-item>
                <text:p><text:span text:style-name="T3">RSA</text:span><text:span text:style-name="T3">暗号に使われる鍵</text:span><text:span text:style-name="T3">(p, q)</text:span><text:span text:style-name="T3">は巨大かつ推測されにくい素数を使うことが望ましい。</text:span></text:p>
              </text:list-item>
              <text:list-item>
                <text:p><text:span text:style-name="T3">安全素数を使えば強力な秘密鍵を作れる</text:span>。</text:p>
                <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近年、電子メールやクラウド上で機密データを送信する際に暗号化を用いることがありますが、、、</text:p>
              <text:p>よく利用されるRSA...</text:p>
              <text:p/>
              <text:p/>
            </draw:text-box>
          </draw:frame>
        </presentation:notes>
      </draw:page>
      <draw:page draw:name="page3"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安全素数とは</text:p>
          </draw:text-box>
        </draw:frame>
        <draw:frame presentation:style-name="pr4" draw:layer="layout" svg:width="25.199cm" svg:height="9.134cm" svg:x="1.4cm" svg:y="5cm" presentation:class="outline" presentation:user-transformed="true">
          <draw:text-box>
            <text:list text:style-name="L2">
              <text:list-item>
                <text:p/>
                <text:list>
                  <text:list-item>
                    <text:p><text:span text:style-name="T4">5, 7, 11, 23, 47, 59, 83, 107, 167…</text:span></text:p>
                    <text:p><text:span text:style-name="T4"/></text:p>
                    <text:p><text:span text:style-name="T4"/></text:p>
                  </text:list-item>
                </text:list>
              </text:list-item>
            </text:list>
          </draw:text-box>
        </draw:frame>
        <draw:frame draw:style-name="gr2" draw:text-style-name="P5" draw:layer="layout" svg:width="19.403cm" svg:height="1.215cm" svg:x="2.5cm" svg:y="5cm">
          <draw:object xlink:href="./Object 1" xlink:type="simple" xlink:show="embed" xlink:actuate="onLoad">
            <loext:p/>
          </draw:object>
          <draw:image xlink:href="./ObjectReplacements/Object 1" xlink:type="simple" xlink:show="embed" xlink:actuate="onLoad"/>
        </draw:frame>
        <draw:frame draw:style-name="gr2" draw:text-style-name="P5" draw:layer="layout" svg:width="3.117cm" svg:height="1.016cm" svg:x="4cm" svg:y="9cm">
          <draw:object xlink:href="./Object 8" xlink:type="simple" xlink:show="embed" xlink:actuate="onLoad">
            <loext:p/>
          </draw:object>
          <draw:image xlink:href="./ObjectReplacements/Object 8" xlink:type="simple" xlink:show="embed" xlink:actuate="onLoad"/>
        </draw:frame>
        <draw:frame draw:style-name="gr2" draw:text-style-name="P5" draw:layer="layout" svg:width="3.944cm" svg:height="1.016cm" svg:x="4cm" svg:y="10.984cm">
          <draw:object xlink:href="./Object 9" xlink:type="simple" xlink:show="embed" xlink:actuate="onLoad">
            <loext:p/>
          </draw:object>
          <draw:image xlink:href="./ObjectReplacements/Object 9" xlink:type="simple" xlink:show="embed" xlink:actuate="onLoad"/>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draw:text-box>
              <text:p/>
              <text:p/>
              <text:p/>
              <text:p/>
            </draw:text-box>
          </draw:frame>
        </presentation:notes>
      </draw:page>
      <draw:page draw:name="page4"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Miller Rabin素数判定法</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5">確率的</text:span><text:span text:style-name="T3">素数判定法</text:span></text:p>
                <text:list>
                  <text:list-item>
                    <text:p><text:span text:style-name="T3">素数だと断定できない</text:span></text:p>
                  </text:list-item>
                </text:list>
              </text:list-item>
              <text:list-item>
                <text:p><text:span text:style-name="T3">判定が非常に高速</text:span></text:p>
                <text:list>
                  <text:list-item>
                    <text:p><text:span text:style-name="T3">誤判定率は</text:span></text:p>
                  </text:list-item>
                  <text:list-item>
                    <text:p><text:span text:style-name="T3"/></text:p>
                    <text:p><text:span text:style-name="T3"/></text:p>
                    <text:p><text:span text:style-name="T3"/></text:p>
                  </text:list-item>
                </text:list>
              </text:list-item>
            </text:list>
          </draw:text-box>
        </draw:frame>
        <draw:frame draw:style-name="gr2" draw:text-style-name="P5" draw:layer="layout" svg:width="0.867cm" svg:height="2.164cm" svg:x="8.5cm" svg:y="9.5cm">
          <draw:object xlink:href="./Object 3" xlink:type="simple" xlink:show="embed" xlink:actuate="onLoad">
            <loext:p/>
          </draw:object>
          <draw:image xlink:href="./ObjectReplacements/Object 3" xlink:type="simple" xlink:show="embed" xlink:actuate="onLoad"/>
        </draw:frame>
        <draw:frame draw:style-name="gr2" draw:text-style-name="P5" draw:layer="layout" svg:width="12.638cm" svg:height="1.248cm" svg:x="3.862cm" svg:y="11.5cm">
          <draw:object xlink:href="./Object 6" xlink:type="simple" xlink:show="embed" xlink:actuate="onLoad">
            <loext:p/>
          </draw:object>
          <draw:image xlink:href="./ObjectReplacements/Object 6" xlink:type="simple" xlink:show="embed" xlink:actuate="onLoad"/>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5" draw:text-style-name="P3" draw:layer="layout" svg:width="16.799cm" svg:height="13.364cm" svg:x="2.1cm" svg:y="14.107cm" presentation:class="notes">
            <draw:text-box>
              <text:p>仮にアルゴリズム上で素数だと判定されても、断定はできない</text:p>
              <text:p/>
              <text:p>100%素数だと言い切れない</text:p>
              <text:p/>
              <text:p>一般的な素数判定法は、素因数を2から順に3,5,7,,探っていく方式</text:p>
              <text:p/>
              <text:p>nというのは、テストの回数を表しており、任意で設定可能。</text:p>
              <text:p>nを大きくすれば、誤る確率は小さくなります。</text:p>
              <text:p/>
              <text:p>1千677万7216</text:p>
            </draw:text-box>
          </draw:frame>
        </presentation:notes>
      </draw:page>
      <draw:page draw:name="page5"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安全素数の生成</text:p>
          </draw:text-box>
        </draw:frame>
        <draw:frame presentation:style-name="pr4" draw:text-style-name="P6" draw:layer="layout" svg:width="25.199cm" svg:height="9.134cm" svg:x="1.4cm" svg:y="5cm" presentation:class="outline" presentation:user-transformed="true">
          <draw:text-box>
            <text:list text:style-name="L4">
              <text:list-item>
                <text:p><text:span text:style-name="T3"/></text:p>
                <text:p><text:span text:style-name="T3"/></text:p>
              </text:list-item>
              <text:list-item>
                <text:p><text:span text:style-name="T3"/></text:p>
              </text:list-item>
            </text:list>
            <text:list text:style-name="L5">
              <text:list-item>
                <text:list>
                  <text:list-header>
                    <text:p><text:span text:style-name="T3"/></text:p>
                  </text:list-header>
                  <text:list-item>
                    <text:p><text:span text:style-name="T3">今回は</text:span><text:span text:style-name="T3">(a)</text:span><text:span text:style-name="T3">で実験</text:span></text:p>
                  </text:list-item>
                </text:list>
              </text:list-item>
            </text:list>
            <text:list text:style-name="L2">
              <text:list-header>
                <text:p><text:span text:style-name="T3"/></text:p>
                <text:list>
                  <text:list-item>
                    <text:list>
                      <text:list-header>
                        <text:p/>
                      </text:list-header>
                    </text:list>
                    <text:p><text:span text:style-name="T3"/></text:p>
                    <text:p><text:span text:style-name="T3"/></text:p>
                  </text:list-item>
                </text:list>
              </text:list-header>
            </text:list>
          </draw:text-box>
        </draw:frame>
        <draw:frame draw:style-name="gr2" draw:text-style-name="P5" draw:layer="layout" svg:width="24.302cm" svg:height="1.215cm" svg:x="2.5cm" svg:y="5cm">
          <draw:object xlink:href="./Object 2" xlink:type="simple" xlink:show="embed" xlink:actuate="onLoad">
            <loext:p/>
          </draw:object>
          <draw:image xlink:href="./ObjectReplacements/Object 2" xlink:type="simple" xlink:show="embed" xlink:actuate="onLoad"/>
        </draw:frame>
        <draw:frame draw:style-name="gr2" draw:text-style-name="P5" draw:layer="layout" svg:width="25.024cm" svg:height="1.215cm" svg:x="2.5cm" svg:y="8.5cm">
          <draw:object xlink:href="./Object 10" xlink:type="simple" xlink:show="embed" xlink:actuate="onLoad">
            <loext:p/>
          </draw:object>
          <draw:image xlink:href="./ObjectReplacements/Object 10" xlink:type="simple" xlink:show="embed" xlink:actuate="onLoad"/>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5" draw:text-style-name="P7" draw:layer="layout" svg:width="16.799cm" svg:height="13.364cm" svg:x="2.1cm" svg:y="14.107cm" presentation:class="notes">
            <draw:text-box>
              <text:p><text:span text:style-name="T6">安全素数の生成には２つのパターンがあります</text:span></text:p>
              <text:p><text:span text:style-name="T6">A </text:span><text:span text:style-name="T6">とりあえず</text:span><text:span text:style-name="T6">p</text:span><text:span text:style-name="T6">、最初に素数を見つけます。</text:span></text:p>
              <text:p><text:span text:style-name="T6"/></text:p>
              <text:p><text:span text:style-name="T6">B </text:span><text:span text:style-name="T6">はさっきとは逆のことをします。</text:span></text:p>
              <text:p><text:span text:style-name="T6"/></text:p>
            </draw:text-box>
          </draw:frame>
        </presentation:notes>
      </draw:page>
      <draw:page draw:name="page6"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4">安全素数の生成</text:p>
          </draw:text-box>
        </draw:frame>
        <draw:custom-shape draw:style-name="gr3" draw:text-style-name="P9" xml:id="id3" draw:id="id3" draw:layer="layout" svg:width="6.5cm" svg:height="2cm" svg:x="10.999cm" svg:y="6.5cm">
          <text:p text:style-name="P8"><text:span text:style-name="T7">p</text:span><text:span text:style-name="T7">の素数判定</text:span></text:p>
          <draw:enhanced-geometry svg:viewBox="0 0 21600 21600" draw:glue-points="10800 0 0 10800 10800 21600 21600 10800" draw:type="flowchart-process" draw:enhanced-path="M 0 0 L 21600 0 21600 21600 0 21600 0 0 Z N"/>
        </draw:custom-shape>
        <draw:custom-shape draw:style-name="gr3" draw:text-style-name="P9" xml:id="id1" draw:id="id1" draw:layer="layout" svg:width="6.5cm" svg:height="2cm" svg:x="10.999cm" svg:y="9.5cm">
          <text:p text:style-name="P8"><text:span text:style-name="T7">q=2</text:span><text:span text:style-name="T7">・</text:span><text:span text:style-name="T7">p + 1</text:span><text:span text:style-name="T7">の</text:span></text:p>
          <text:p text:style-name="P8"><text:span text:style-name="T7">素数判定</text:span></text:p>
          <draw:enhanced-geometry svg:viewBox="0 0 21600 21600" draw:glue-points="10800 0 0 10800 10800 21600 21600 10800" draw:type="flowchart-process" draw:enhanced-path="M 0 0 L 21600 0 21600 21600 0 21600 0 0 Z N"/>
        </draw:custom-shape>
        <draw:line draw:style-name="gr4" draw:text-style-name="P10" draw:layer="layout" svg:x1="14cm" svg:y1="5.5cm" svg:x2="14cm" svg:y2="6.5cm">
          <text:p/>
        </draw:line>
        <draw:line draw:style-name="gr4" draw:text-style-name="P10" draw:layer="layout" svg:x1="14cm" svg:y1="8.5cm" svg:x2="14cm" svg:y2="9.5cm">
          <text:p/>
        </draw:line>
        <draw:line draw:style-name="gr4" draw:text-style-name="P10" draw:layer="layout" svg:x1="14cm" svg:y1="11.5cm" svg:x2="14cm" svg:y2="12.5cm">
          <text:p/>
        </draw:line>
        <draw:connector draw:style-name="gr5" draw:text-style-name="P5" draw:layer="layout" svg:x1="17.499cm" svg:y1="10.5cm" svg:x2="19.5cm" svg:y2="4cm" draw:start-shape="id1" draw:start-glue-point="7" draw:end-shape="id2" draw:end-glue-point="1" svg:d="M17499 10500h2001v-6500" svg:viewBox="0 0 2002 6501">
          <text:p/>
        </draw:connector>
        <draw:connector draw:style-name="gr5" draw:text-style-name="P5" draw:layer="layout" svg:x1="10.999cm" svg:y1="7.5cm" svg:x2="7.5cm" svg:y2="4cm" draw:start-shape="id3" draw:start-glue-point="5" draw:end-shape="id4" draw:end-glue-point="3" svg:d="M10999 7500h-3499v-3500" svg:viewBox="0 0 3500 3501">
          <text:p/>
        </draw:connector>
        <draw:line draw:style-name="gr6" draw:text-style-name="P10" xml:id="id4" draw:id="id4" draw:layer="layout" svg:x1="7.5cm" svg:y1="4cm" svg:x2="11cm" svg:y2="4cm">
          <text:p/>
        </draw:line>
        <draw:line draw:style-name="gr7" draw:text-style-name="P10" xml:id="id2" draw:id="id2" draw:layer="layout" svg:x1="19.5cm" svg:y1="4cm" svg:x2="17.5cm" svg:y2="4cm">
          <text:p/>
        </draw:line>
        <draw:custom-shape draw:style-name="gr3" draw:text-style-name="P12" draw:layer="layout" svg:width="6.5cm" svg:height="2cm" svg:x="10.999cm" svg:y="3.5cm">
          <text:p text:style-name="P11"><text:span text:style-name="T8">素数候補</text:span><text:span text:style-name="T8">(p)</text:span><text:span text:style-name="T8">を</text:span></text:p>
          <text:p text:style-name="P11"><text:span text:style-name="T8">乱数生成</text:span></text:p>
          <draw:enhanced-geometry svg:viewBox="0 0 21600 21600" draw:glue-points="10800 0 0 10800 10800 21600 21600 10800" draw:type="flowchart-process" draw:enhanced-path="M 0 0 L 21600 0 21600 21600 0 21600 0 0 Z N"/>
        </draw:custom-shape>
        <draw:custom-shape draw:style-name="gr3" draw:text-style-name="P9" draw:layer="layout" svg:width="6.5cm" svg:height="2cm" svg:x="11cm" svg:y="12.5cm">
          <text:p text:style-name="P8"><text:span text:style-name="T7">安全素数</text:span></text:p>
          <draw:enhanced-geometry svg:viewBox="0 0 21600 21600" draw:glue-points="10800 0 0 10800 10800 21600 21600 10800" draw:type="flowchart-process"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実験</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安全素数を</text:span><text:span text:style-name="T3">100</text:span><text:span text:style-name="T3">個生成する</text:span></text:p>
                <text:list>
                  <text:list-item>
                    <text:p><text:span text:style-name="T5">1</text:span><text:span text:style-name="T5">個あたりの平均時間</text:span><text:span text:style-name="T3">と</text:span><text:span text:style-name="T5">p</text:span><text:span text:style-name="T5">と</text:span><text:span text:style-name="T5">q</text:span><text:span text:style-name="T5">の</text:span><text:span text:style-name="T9">素数ではないと判定</text:span><text:span text:style-name="T5">された回数の平均</text:span><text:span text:style-name="T3">を記録。</text:span></text:p>
                  </text:list-item>
                  <text:list-item>
                    <text:p text:style-name="P13"><text:span text:style-name="T3">素数候補</text:span><text:span text:style-name="T3">p</text:span><text:span text:style-name="T3">は</text:span><text:span text:style-name="T3">2</text:span><text:span text:style-name="T3">進数で</text:span><text:span text:style-name="T3">64, 128, 256, 512</text:span><text:span text:style-name="T3">桁の奇数</text:span></text:p>
                    <text:list>
                      <text:list-item>
                        <text:p><text:span text:style-name="T3">10</text:span><text:span text:style-name="T3">進数だと</text:span><text:span text:style-name="T3">20~150</text:span><text:span text:style-name="T3">桁程度</text:span></text:p>
                        <text:p/>
                      </text:list-item>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5" draw:text-style-name="P3" draw:layer="layout" svg:width="16.799cm" svg:height="13.364cm" svg:x="2.1cm" svg:y="14.107cm" presentation:class="notes">
            <draw:text-box>
              <text:p>今回の実験では安全素数を100個生成しました。</text:p>
              <text:p/>
              <text:p>1個生成するのにかかった平均の時間</text:p>
              <text:p/>
              <text:p/>
            </draw:text-box>
          </draw:frame>
        </presentation:notes>
      </draw:page>
      <draw:page draw:name="page8"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環境</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AMD Ryzen5 3600 3.6GHz</text:span></text:p>
              </text:list-item>
              <text:list-item>
                <text:p><text:span text:style-name="T3">32GB DDR4-2666</text:span></text:p>
              </text:list-item>
              <text:list-item>
                <text:p><text:span text:style-name="T3">Arch Linux 6.5.5-zen1-1-zen x86_64</text:span></text:p>
                <text:list>
                  <text:list-item>
                    <text:p><text:span text:style-name="T3">今後変わる可能性あり</text:span></text:p>
                  </text:list-item>
                </text:list>
                <text:p><text:span text:style-name="T3"/></text:p>
              </text:list-item>
              <text:list-item>
                <text:p><text:span text:style-name="T3">コンパイラ</text:span><text:span text:style-name="T3">: rustc 1.72.0 </text:span></text:p>
                <text:list>
                  <text:list-item>
                    <text:list>
                      <text:list-header>
                        <text:p/>
                      </text:list-header>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5" draw:text-style-name="P3" draw:layer="layout" svg:width="16.799cm" svg:height="13.364cm" svg:x="2.1cm" svg:y="14.107cm" presentation:class="notes">
            <draw:text-box>
              <text:p>コンピュータ自体は今後変わる可能性があります。</text:p>
              <text:p/>
              <text:p>コンパイラからわかるかもしれませんが</text:p>
              <text:p>言語はRust</text:p>
            </draw:text-box>
          </draw:frame>
        </presentation:notes>
      </draw:page>
      <draw:page draw:name="page9"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結果 </text:p>
          </draw:text-box>
        </draw:frame>
        <draw:frame draw:style-name="standard" draw:layer="layout" svg:width="22.998cm" svg:height="2.239cm" svg:x="1.511cm" svg:y="12.665cm">
          <table:table table:template-name="default" table:use-first-row-styles="true" table:use-banding-rows-styles="true">
            <table:table-column table:style-name="co1"/>
            <table:table-column table:style-name="co1"/>
            <table:table-column table:style-name="co2"/>
            <table:table-column table:style-name="co1"/>
            <table:table-column table:style-name="co3"/>
            <table:table-row table:style-name="ro1" table:default-cell-style-name="bg-none">
              <table:table-cell>
                <text:p>2進数での桁数</text:p>
              </table:table-cell>
              <table:table-cell>
                <text:p>64bit</text:p>
              </table:table-cell>
              <table:table-cell>
                <text:p>128bit</text:p>
              </table:table-cell>
              <table:table-cell>
                <text:p>256bit</text:p>
              </table:table-cell>
              <table:table-cell>
                <text:p>512bit</text:p>
              </table:table-cell>
            </table:table-row>
            <table:table-row table:style-name="ro2" table:default-cell-style-name="bg-none">
              <table:table-cell>
                <text:p>平均時間(ms)</text:p>
              </table:table-cell>
              <table:table-cell>
                <text:p text:style-name="P14">29.197</text:p>
              </table:table-cell>
              <table:table-cell>
                <text:p text:style-name="P14">263.61</text:p>
              </table:table-cell>
              <table:table-cell>
                <text:p text:style-name="P14">2165.9</text:p>
              </table:table-cell>
              <table:table-cell>
                <text:p text:style-name="P14">22712</text:p>
              </table:table-cell>
            </table:table-row>
          </table:table>
          <draw:image xlink:href="Pictures/TablePreview1.svm" xlink:type="simple" xlink:show="embed" xlink:actuate="onLoad"/>
        </draw:frame>
        <draw:frame draw:style-name="gr8" draw:text-style-name="P5" draw:layer="layout" svg:width="18.056cm" svg:height="11.879cm" svg:x="8cm" svg:y="0.621cm">
          <draw:object xlink:href="./Object 4" xlink:type="simple" xlink:show="embed" xlink:actuate="onLoad">
            <loext:p/>
          </draw:object>
          <draw:image xlink:href="./ObjectReplacements/Object 4" xlink:type="simple" xlink:show="embed" xlink:actuate="onLoad"/>
        </draw:frame>
        <draw:frame draw:style-name="gr9" draw:text-style-name="P15" draw:layer="layout" svg:width="7.203cm" svg:height="1.17cm" svg:x="1.297cm" svg:y="3.5cm">
          <draw:text-box>
            <text:p>1生成あたりの平均時間</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5" draw:text-style-name="P3" draw:layer="layout" svg:width="16.799cm" svg:height="13.364cm" svg:x="2.1cm" svg:y="14.107cm" presentation:class="notes" presentation:user-transformed="true">
            <draw:text-box>
              <text:p>1個安全素数を生成するのにかかった時間</text:p>
              <text:p/>
              <text:p>下の表を見てもらうと、、、</text:p>
              <text:p>2進数での桁数が2倍になるごとに, 10倍の時間がかかっているという結果</text:p>
              <text:p/>
            </draw:text-box>
          </draw:frame>
        </presentation:notes>
      </draw:page>
      <draw:page draw:name="page10"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結果 </text:p>
          </draw:text-box>
        </draw:frame>
        <draw:frame draw:style-name="gr8" draw:text-style-name="P5" draw:layer="layout" svg:width="18.492cm" svg:height="10.98cm" svg:x="8.508cm" svg:y="0.628cm">
          <draw:object xlink:href="./Object 5" xlink:type="simple" xlink:show="embed" xlink:actuate="onLoad">
            <loext:p/>
          </draw:object>
          <draw:image xlink:href="./ObjectReplacements/Object 5" xlink:type="simple" xlink:show="embed" xlink:actuate="onLoad"/>
        </draw:frame>
        <draw:frame draw:style-name="standard" draw:layer="layout" svg:width="22.266cm" svg:height="3.359cm" svg:x="1.733cm" svg:y="11.638cm">
          <table:table table:template-name="default" table:use-first-row-styles="true" table:use-banding-rows-styles="true">
            <table:table-column table:style-name="co4"/>
            <table:table-column table:style-name="co4"/>
            <table:table-column table:style-name="co5"/>
            <table:table-column table:style-name="co4"/>
            <table:table-column table:style-name="co6"/>
            <table:table-row table:style-name="ro3" table:default-cell-style-name="bg-none">
              <table:table-cell>
                <text:p>2進数での桁数</text:p>
              </table:table-cell>
              <table:table-cell>
                <text:p>64bit</text:p>
              </table:table-cell>
              <table:table-cell>
                <text:p>128bit</text:p>
              </table:table-cell>
              <table:table-cell>
                <text:p>256bit</text:p>
              </table:table-cell>
              <table:table-cell>
                <text:p>512bit</text:p>
              </table:table-cell>
            </table:table-row>
            <table:table-row table:style-name="ro4" table:default-cell-style-name="bg-none">
              <table:table-cell>
                <text:p>p(個)</text:p>
              </table:table-cell>
              <table:table-cell>
                <text:p>772.099</text:p>
              </table:table-cell>
              <table:table-cell>
                <text:p>2944.287</text:p>
              </table:table-cell>
              <table:table-cell>
                <text:p>10778.941</text:p>
              </table:table-cell>
              <table:table-cell>
                <text:p>43497.198</text:p>
              </table:table-cell>
            </table:table-row>
            <table:table-row table:style-name="ro4" table:default-cell-style-name="bg-none">
              <table:table-cell>
                <text:p>q(個)</text:p>
              </table:table-cell>
              <table:table-cell>
                <text:p>35.713</text:p>
              </table:table-cell>
              <table:table-cell>
                <text:p>67.485</text:p>
              </table:table-cell>
              <table:table-cell>
                <text:p>120.010</text:p>
              </table:table-cell>
              <table:table-cell>
                <text:p>245.446</text:p>
              </table:table-cell>
            </table:table-row>
          </table:table>
          <draw:image xlink:href="Pictures/TablePreview2.svm" xlink:type="simple" xlink:show="embed" xlink:actuate="onLoad"/>
        </draw:frame>
        <draw:frame draw:style-name="gr10" draw:text-style-name="P15" draw:layer="layout" svg:width="7.203cm" svg:height="2.089cm" svg:x="1.298cm" svg:y="3.5cm">
          <draw:text-box>
            <text:p>1生成あたりの乱数生成</text:p>
            <text:p>個数</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6" draw:text-style-name="P3" draw:layer="layout" svg:width="16.799cm" svg:height="18.433cm" svg:x="1.701cm" svg:y="14cm" presentation:class="notes" presentation:user-transformed="true">
            <draw:text-box>
              <text:p>P,qそれぞれの素数判定時に素数ではないと判定された回数をまとめた</text:p>
              <text:p/>
              <text:p/>
              <text:p>pよりもqのほうが断然小さい</text:p>
              <text:p/>
              <text:p>bitが上がるごとに素数ではないと判定された回数は多くなる</text:p>
              <text:p/>
              <text:p>実行時間と異なる点</text:p>
              <text:p>10倍よりも低い倍率</text:p>
              <text:p>実行時間が長くなる原因はテストの失敗率の他の原因がある。</text:p>
              <text:p>多倍長整数ライブラリを扱っており、値のコピーに時間を取られている</text:p>
              <text:p/>
              <text:p/>
            </draw:text-box>
          </draw:frame>
        </presentation:notes>
      </draw:page>
      <draw:page draw:name="page11"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今後の予定</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異なるアルゴリズムを混ぜて巨大な素数候補で計測。</text:span></text:p>
                <text:list>
                  <text:list-item>
                    <text:p text:style-name="P13"><text:span text:style-name="T3">本大学の卒業論文では</text:span><text:span text:style-name="T3">200</text:span><text:span text:style-name="T3">桁が限界</text:span></text:p>
                    <text:p text:style-name="P13"><text:span text:style-name="T3">4096bit = 1200</text:span><text:span text:style-name="T3">桁程度</text:span></text:p>
                    <text:p text:style-name="P16"><text:span text:style-name="T3"/></text:p>
                  </text:list-item>
                </text:list>
              </text:list-item>
              <text:list-item>
                <text:p><text:span text:style-name="T3">論文執筆</text:span></text:p>
                <text:list>
                  <text:list-item>
                    <text:list>
                      <text:list-header>
                        <text:p/>
                      </text:list-header>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5" draw:text-style-name="P3" draw:layer="layout" svg:width="16.799cm" svg:height="13.364cm" svg:x="2.1cm" svg:y="14.107cm" presentation:class="notes" presentation:user-transformed="true">
            <draw:text-box>
              <text:p/>
              <text:p>私の研究室の卒業論文ではーーー</text:p>
              <text:p>RSA暗号の実用上の鍵長</text:p>
              <text:p>4096bit 1200桁</text:p>
              <text:p/>
              <text:p>ご清聴ありがとうございました</text:p>
            </draw:text-box>
          </draw:frame>
        </presentation:notes>
      </draw:page>
      <draw:page draw:name="page12"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Miller Rabin素数判定法</text:p>
          </draw:text-box>
        </draw:frame>
        <draw:frame draw:style-name="gr2" draw:text-style-name="P5" draw:layer="layout" svg:width="22.028cm" svg:height="7.632cm" svg:x="2.972cm" svg:y="5.5cm">
          <draw:object xlink:href="./Object 11" xlink:type="simple" xlink:show="embed" xlink:actuate="onLoad">
            <loext:p/>
          </draw:object>
          <draw:image xlink:href="./ObjectReplacements/Object 11" xlink:type="simple" xlink:show="embed" xlink:actuate="onLoad"/>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5" draw:text-style-name="P17" draw:layer="layout" svg:width="16.799cm" svg:height="13.364cm" svg:x="2.1cm" svg:y="14.107cm" presentation:class="notes">
            <draw:text-box>
              <text:p><text:span text:style-name="T10">素数だと判定されても、断定はできない</text:span></text:p>
              <text:p><text:span text:style-name="T10">100%</text:span><text:span text:style-name="T10">素数だと言い切れない</text:span></text:p>
              <text:p><text:span text:style-name="T10">合成数だと断定できる</text:span></text:p>
              <text:p><text:span text:style-name="T10"/></text:p>
              <text:p><text:span text:style-name="T10">1</text:span><text:span text:style-name="T10">千</text:span><text:span text:style-name="T10">677</text:span><text:span text:style-name="T10">万</text:span><text:span text:style-name="T10">7216</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3" draw:display-name="線の終点 3" svg:viewBox="0 0 20 20" svg:d="M0 20l10-20 10 20z"/>
    <draw:marker draw:name="線の終点_20_5" draw:display-name="線の終点 5" svg:viewBox="0 0 20 20" svg:d="M0 20l10-20 10 20z"/>
    <draw:marker draw:name="線の終点_20_7" draw:display-name="線の終点 7"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20:44:19.166186674</meta:creation-date>
    <dc:date>2023-10-05T12:51:47.491703814</dc:date>
    <meta:editing-duration>PT5H5M59S</meta:editing-duration>
    <meta:editing-cycles>214</meta:editing-cycles>
    <meta:generator>LibreOffice/7.5.7.1$Linux_X86_64 LibreOffice_project/50$Build-1</meta:generator>
    <meta:document-statistic meta:object-count="90"/>
  </office:meta>
</office:document-meta>
</file>

<file path=Object 1/content.xml><?xml version="1.0" encoding="utf-8"?>
<math xmlns="http://www.w3.org/1998/Math/MathML" display="block">
  <semantics>
    <mrow>
      <mi mathvariant="italic">pを素数とするとき</mi>
      <mi>,</mi>
      <mrow>
        <mi>q</mi>
        <mo stretchy="false">=</mo>
        <mn>2</mn>
      </mrow>
      <mrow>
        <mi>p</mi>
        <mo stretchy="false">+</mo>
        <mn>1</mn>
      </mrow>
      <mi mathvariant="italic">も素数となるようなq</mi>
    </mrow>
    <annotation encoding="StarMath 5.0">pを素数とするとき, q = 2p 　+　 1も素数となるようなq</annotation>
  </semantics>
</math>
</file>

<file path=Object 10/content.xml><?xml version="1.0" encoding="utf-8"?>
<math xmlns="http://www.w3.org/1998/Math/MathML" display="block">
  <semantics>
    <mrow>
      <mi mathvariant="italic">素数候補qに対して素数判定</mi>
      <mi>,</mi>
      <mrow>
        <mi mathvariant="italic">その後p</mi>
        <mo stretchy="false">=</mo>
        <mrow>
          <mrow>
            <mi>q</mi>
            <mo stretchy="false">÷</mo>
            <mn>2</mn>
          </mrow>
          <mo stretchy="false">−</mo>
          <mn>1</mn>
        </mrow>
      </mrow>
      <mi mathvariant="italic">に対して素数判定</mi>
      <mi>.</mi>
    </mrow>
    <annotation encoding="StarMath 5.0">素数候補qに対して素数判定, その後p=q div 2 -1に対して素数判定.
</annotation>
  </semantics>
</math>
</file>

<file path=Object 11/content.xml><?xml version="1.0" encoding="utf-8"?>
<math xmlns="http://www.w3.org/1998/Math/MathML" display="block">
  <semantics>
    <mtable>
      <mtr>
        <mtd>
          <mrow>
            <mi mathvariant="italic">素数候補をpとすると</mi>
            <mi>,</mi>
            <mrow>
              <mrow>
                <mi>p</mi>
                <mo stretchy="false">−</mo>
                <mn>1</mn>
              </mrow>
              <mo stretchy="false">=</mo>
              <mrow>
                <msup>
                  <mn>2</mn>
                  <mi>s</mi>
                </msup>
                <mo stretchy="false">⋅</mo>
                <mi mathvariant="italic">tとなるようなs</mi>
              </mrow>
            </mrow>
            <mi>,</mi>
            <mi mathvariant="italic">tに対して</mi>
          </mrow>
        </mtd>
      </mtr>
      <mtr>
        <mtd>
          <mrow/>
        </mtd>
      </mtr>
      <mtr>
        <mtd>
          <mrow>
            <mrow>
              <mo fence="true" form="prefix" stretchy="false">(</mo>
              <mrow>
                <mn>1</mn>
              </mrow>
              <mo fence="true" form="postfix" stretchy="false">)</mo>
            </mrow>
            <mrow>
              <mn>0</mn>
              <mo stretchy="false">&lt;</mo>
              <mi>a</mi>
              <mo stretchy="false">&lt;</mo>
              <mi mathvariant="italic">pの範囲の乱数を生成し</mi>
            </mrow>
            <mi>,</mi>
            <mrow>
              <msup>
                <mi>a</mi>
                <mi>t</mi>
              </msup>
              <mo stretchy="false">≡</mo>
              <mn>1</mn>
            </mrow>
            <mrow>
              <mo fence="true" form="prefix" stretchy="false">(</mo>
              <mrow>
                <mrow>
                  <mi mathvariant="italic">mod</mi>
                  <mi>p</mi>
                </mrow>
              </mrow>
              <mo fence="true" form="postfix" stretchy="false">)</mo>
            </mrow>
          </mrow>
        </mtd>
      </mtr>
      <mtr>
        <mtd>
          <mrow/>
        </mtd>
      </mtr>
      <mtr>
        <mtd>
          <mrow>
            <mrow>
              <mo fence="true" form="prefix" stretchy="false">(</mo>
              <mrow>
                <mn>2</mn>
              </mrow>
              <mo fence="true" form="postfix" stretchy="false">)</mo>
            </mrow>
            <mrow>
              <mn>0</mn>
              <mo stretchy="false">≤</mo>
              <mi>r</mi>
              <mo stretchy="false">&lt;</mo>
              <mi mathvariant="italic">sのすべてのrに対して</mi>
            </mrow>
            <mrow>
              <msup>
                <mi>a</mi>
                <mrow>
                  <mo fence="true" form="prefix" stretchy="false">(</mo>
                  <mrow>
                    <mrow>
                      <mi>t</mi>
                      <msup>
                        <mn>2</mn>
                        <mi>r</mi>
                      </msup>
                    </mrow>
                  </mrow>
                  <mo fence="true" form="postfix" stretchy="false">)</mo>
                </mrow>
              </msup>
              <mo stretchy="false">≡</mo>
              <mrow>
                <mo stretchy="false">−</mo>
                <mn>1</mn>
              </mrow>
            </mrow>
            <mrow>
              <mo fence="true" form="prefix" stretchy="false">(</mo>
              <mrow>
                <mrow>
                  <mi mathvariant="italic">mod</mi>
                  <mi>p</mi>
                </mrow>
              </mrow>
              <mo fence="true" form="postfix" stretchy="false">)</mo>
            </mrow>
          </mrow>
        </mtd>
      </mtr>
    </mtable>
    <annotation encoding="StarMath 5.0">素数候補をpとすると, p-1=2^s cdot tとなるようなs,tに対して newline

newline

( 1 ) 0&lt;a&lt;pの範囲の乱数を生成し, a^t equiv 1( mod p ) newline

newline
( 2 ) 0&lt;=r&lt;sのすべてのrに対して a^(t2^r) equiv -1( mod p ) newline</annotation>
  </semantics>
</math>
</file>

<file path=Object 2/content.xml><?xml version="1.0" encoding="utf-8"?>
<math xmlns="http://www.w3.org/1998/Math/MathML" display="block">
  <semantics>
    <mrow>
      <mi mathvariant="italic">素数候補pに対して素数判定</mi>
      <mi>,</mi>
      <mrow>
        <mi mathvariant="italic">その後q</mi>
        <mo stretchy="false">=</mo>
        <mn>2</mn>
      </mrow>
      <mrow>
        <mi>p</mi>
        <mo stretchy="false">+</mo>
        <mn>1</mn>
      </mrow>
      <mi mathvariant="italic">に対して素数判定</mi>
      <mi>.</mi>
    </mrow>
    <annotation encoding="StarMath 5.0">素数候補pに対して素数判定, その後q=2p+1に対して素数判定.
</annotation>
  </semantics>
</math>
</file>

<file path=Object 3/content.xml><?xml version="1.0" encoding="utf-8"?>
<math xmlns="http://www.w3.org/1998/Math/MathML" display="block">
  <semantics>
    <mfrac>
      <mn>1</mn>
      <msup>
        <mn>4</mn>
        <mi>n</mi>
      </msup>
    </mfrac>
    <annotation encoding="StarMath 5.0">{1} over {4^n} 
</annotation>
  </semantics>
</math>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057cm" svg:height="11.88cm" xlink:href="." xlink:type="simple" chart:class="chart:line" chart:style-name="ch1">
        <chart:subtitle svg:x="0cm" svg:y="0cm" chart:style-name="ch2">
          <text:p/>
        </chart:subtitle>
        <chart:legend chart:legend-position="end" svg:x="14.976cm" svg:y="5.507cm" style:legend-expansion="custom" svg:width="3.079cm" svg:height="0.863cm" style:legend-expansion-aspect-ratio="3.56778679026651" chart:style-name="ch3"/>
        <chart:plot-area chart:style-name="ch4" chart:data-source-has-labels="both" svg:x="1.423cm" svg:y="0.524cm" svg:width="13.636cm" svg:height="10.948cm">
          <chart:coordinate-region svg:x="2.651cm" svg:y="0.734cm" svg:width="11.918cm" svg:height="10.069cm"/>
          <chart:axis chart:dimension="x" chart:name="primary-x" chart:style-name="ch5" chartooo:axis-type="auto">
            <chartooo:date-scale/>
            <chart:categories table:cell-range-address="local-table.$B$1:.$E$1"/>
          </chart:axis>
          <chart:axis chart:dimension="y" chart:name="primary-y" chart:style-name="ch6">
            <chart:title svg:x="0.202cm" svg:y="6.265cm" chart:style-name="ch7">
              <text:p>ms
</text:p>
            </chart:title>
            <chart:grid chart:style-name="ch8" chart:class="major"/>
          </chart:axis>
          <chart:series chart:style-name="ch9" chart:values-cell-range-address="local-table.$B$2:.$E$2" chart:label-cell-address="local-table.$A$2"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64bit</text:p>
              </table:table-cell>
              <table:table-cell office:value-type="string">
                <text:p>128bit</text:p>
              </table:table-cell>
              <table:table-cell office:value-type="string">
                <text:p>256bit</text:p>
              </table:table-cell>
              <table:table-cell office:value-type="string">
                <text:p>512bit</text:p>
              </table:table-cell>
            </table:table-row>
          </table:table-header-rows>
          <table:table-rows>
            <table:table-row>
              <table:table-cell office:value-type="string">
                <text:p>平均時間</text:p>
              </table:table-cell>
              <table:table-cell office:value-type="float" office:value="29.197">
                <text:p>29.197</text:p>
              </table:table-cell>
              <table:table-cell office:value-type="float" office:value="263.61">
                <text:p>263.61</text:p>
              </table:table-cell>
              <table:table-cell office:value-type="float" office:value="2165.9">
                <text:p>2165.9</text:p>
              </table:table-cell>
              <table:table-cell office:value-type="float" office:value="22712">
                <text:p>2271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5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3cm" svg:height="10.981cm" xlink:href="." xlink:type="simple" chart:class="chart:line" chart:style-name="ch1">
        <chart:legend chart:legend-position="end" svg:x="16.145cm" svg:y="4.808cm" style:legend-expansion="high" chart:style-name="ch2"/>
        <chart:plot-area chart:style-name="ch3" chart:data-source-has-labels="both" svg:x="1.457cm" svg:y="0.219cm" svg:width="14.319cm" svg:height="10.543cm">
          <chart:coordinate-region svg:x="2.685cm" svg:y="0.429cm" svg:width="12.601cm" svg:height="9.664cm"/>
          <chart:axis chart:dimension="x" chart:name="primary-x" chart:style-name="ch4" chartooo:axis-type="auto">
            <chartooo:date-scale/>
            <chart:categories table:cell-range-address="local-table.$B$1:.$E$1"/>
          </chart:axis>
          <chart:axis chart:dimension="y" chart:name="primary-y" chart:style-name="ch4">
            <chart:title svg:x="0.451cm" svg:y="5.701cm" chart:style-name="ch5">
              <text:p>個</text:p>
            </chart:title>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64bit</text:p>
              </table:table-cell>
              <table:table-cell office:value-type="string">
                <text:p>128bit</text:p>
              </table:table-cell>
              <table:table-cell office:value-type="string">
                <text:p>256bit</text:p>
              </table:table-cell>
              <table:table-cell office:value-type="string">
                <text:p>512bit</text:p>
              </table:table-cell>
            </table:table-row>
          </table:table-header-rows>
          <table:table-rows>
            <table:table-row>
              <table:table-cell office:value-type="string">
                <text:p>1回目</text:p>
              </table:table-cell>
              <table:table-cell office:value-type="float" office:value="772.09900990099">
                <text:p>772.09900990099</text:p>
              </table:table-cell>
              <table:table-cell office:value-type="float" office:value="2944.28712871287">
                <text:p>2944.28712871287</text:p>
              </table:table-cell>
              <table:table-cell office:value-type="float" office:value="10778.9405940594">
                <text:p>10778.9405940594</text:p>
              </table:table-cell>
              <table:table-cell office:value-type="float" office:value="43497.198019802">
                <text:p>43497.198019802</text:p>
              </table:table-cell>
            </table:table-row>
            <table:table-row>
              <table:table-cell office:value-type="string">
                <text:p>2回目</text:p>
              </table:table-cell>
              <table:table-cell office:value-type="float" office:value="35.7128712871287">
                <text:p>35.7128712871287</text:p>
              </table:table-cell>
              <table:table-cell office:value-type="float" office:value="67.4851485148515">
                <text:p>67.4851485148515</text:p>
              </table:table-cell>
              <table:table-cell office:value-type="float" office:value="120.009900990099">
                <text:p>120.009900990099</text:p>
              </table:table-cell>
              <table:table-cell office:value-type="float" office:value="245.445544554455">
                <text:p>245.44554455445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50$Build-1</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math xmlns="http://www.w3.org/1998/Math/MathML" display="block">
  <semantics>
    <mrow>
      <mrow>
        <msup>
          <mn>4</mn>
          <mn>4</mn>
        </msup>
        <mo stretchy="false">=</mo>
        <mn>256</mn>
      </mrow>
      <mi>,</mi>
      <mrow>
        <msup>
          <mn>4</mn>
          <mn>6</mn>
        </msup>
        <mo stretchy="false">=</mo>
        <mn>4096</mn>
      </mrow>
      <mi>,</mi>
      <mrow>
        <msup>
          <mn>4</mn>
          <mn>12</mn>
        </msup>
        <mo stretchy="false">=</mo>
        <mn>16777216</mn>
      </mrow>
    </mrow>
    <annotation encoding="StarMath 5.0">4^4=256, 4^6=4096, 4^12=16777216</annotation>
  </semantics>
</math>
</file>

<file path=Object 8/content.xml><?xml version="1.0" encoding="utf-8"?>
<math xmlns="http://www.w3.org/1998/Math/MathML" display="block">
  <semantics>
    <mrow>
      <mn>11</mn>
      <mo stretchy="false">=</mo>
      <mrow>
        <mrow>
          <mn>2</mn>
          <mo stretchy="false">⋅</mo>
          <mn>5</mn>
        </mrow>
        <mo stretchy="false">+</mo>
        <mn>1</mn>
      </mrow>
    </mrow>
    <annotation encoding="StarMath 5.0">11=2 cdot 5+1</annotation>
  </semantics>
</math>
</file>

<file path=Object 9/content.xml><?xml version="1.0" encoding="utf-8"?>
<math xmlns="http://www.w3.org/1998/Math/MathML" display="block">
  <semantics>
    <mrow>
      <mn>167</mn>
      <mo stretchy="false">=</mo>
      <mrow>
        <mrow>
          <mn>2</mn>
          <mo stretchy="false">⋅</mo>
          <mn>83</mn>
        </mrow>
        <mo stretchy="false">+</mo>
        <mn>1</mn>
      </mrow>
    </mrow>
    <annotation encoding="StarMath 5.0">167=2 cdot 83+1</annotation>
  </semantics>
</math>
</file>